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759a" officeooo:paragraph-rsid="0013759a"/>
    </style:style>
    <style:style style:name="P2" style:family="paragraph" style:parent-style-name="Standard">
      <style:paragraph-properties fo:text-align="start" style:justify-single-word="false"/>
      <style:text-properties officeooo:rsid="00152750" officeooo:paragraph-rsid="00152750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52750" officeooo:paragraph-rsid="00152750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66cc4" officeooo:paragraph-rsid="00166cc4"/>
    </style:style>
    <style:style style:name="P5" style:family="paragraph" style:parent-style-name="Standard">
      <style:paragraph-properties fo:text-align="start" style:justify-single-word="false"/>
      <style:text-properties officeooo:rsid="00171f8c" officeooo:paragraph-rsid="00171f8c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178caa" officeooo:paragraph-rsid="00178caa"/>
    </style:style>
    <style:style style:name="P7" style:family="paragraph" style:parent-style-name="Standard">
      <style:paragraph-properties fo:text-align="start" style:justify-single-word="false"/>
      <style:text-properties officeooo:rsid="00178caa" officeooo:paragraph-rsid="00178caa"/>
    </style:style>
    <style:style style:name="P8" style:family="paragraph" style:parent-style-name="Standard">
      <style:paragraph-properties fo:text-align="start" style:justify-single-word="false"/>
      <style:text-properties officeooo:rsid="0018fd25" officeooo:paragraph-rsid="0018fd25"/>
    </style:style>
    <style:style style:name="P9" style:family="paragraph" style:parent-style-name="Standard">
      <style:paragraph-properties fo:text-align="center" style:justify-single-word="false"/>
      <style:text-properties officeooo:rsid="001c2514" officeooo:paragraph-rsid="001c2514"/>
    </style:style>
    <style:style style:name="T1" style:family="text">
      <style:text-properties officeooo:rsid="00152750"/>
    </style:style>
    <style:style style:name="T2" style:family="text">
      <style:text-properties officeooo:rsid="00178caa"/>
    </style:style>
    <style:style style:name="T3" style:family="text">
      <style:text-properties officeooo:rsid="001a0a68"/>
    </style:style>
    <style:style style:name="T4" style:family="text">
      <style:text-properties officeooo:rsid="001d4a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1">D</text:span>evelopers – Scrum Cycle 1 <text:span text:style-name="T1">Report</text:span></text:p>
      <text:p text:style-name="P1"/>
      <text:p text:style-name="P9">Start of Scrum Cycle 1</text:p>
      <text:p text:style-name="P2">1. What bugs or enhancements will be included in the next project release?</text:p>
      <text:p text:style-name="P2"/>
      <text:list xml:id="list9064447692925776054" text:style-name="L1">
        <text:list-item>
          <text:p text:style-name="P3">Game State Manager- will save and keep track of progress, will maintain game state and control flow</text:p>
        </text:list-item>
        <text:list-item>
          <text:p text:style-name="P3">Graphics- background pictures will be captured and included in main GUI, characters will be selected, <text:span text:style-name="T4">main menu/title screen will be created</text:span></text:p>
        </text:list-item>
        <text:list-item>
          <text:p text:style-name="P4">Q&amp;A/Dialogue- specific questions and answers will be determined as well as the first iteration of dialogue</text:p>
        </text:list-item>
        <text:list-item>
          <text:p text:style-name="P4">Main GUI- a consistent design will be determined and implemented, moving parts from the prototype (and their improvements) will be integrated, it will be integrated into the Game State Manager</text:p>
        </text:list-item>
        <text:list-item>
          <text:p text:style-name="P4">Evaluation- XML files will be used for input and output, the specific data to be retrieved and stored will be determined and implemented, <text:span text:style-name="T2">integrate with GUI and Game State Manager</text:span></text:p>
          <text:p text:style-name="P4"/>
        </text:list-item>
      </text:list>
      <text:p text:style-name="P5">2. Who will work on each bug fix or enhancement implementation?</text:p>
      <text:p text:style-name="P5"/>
      <text:list xml:id="list1533586876576643499" text:style-name="L2">
        <text:list-item>
          <text:p text:style-name="P6">Adrian King – Game State Manager</text:p>
        </text:list-item>
        <text:list-item>
          <text:p text:style-name="P6">Miles Russell – Graphics</text:p>
        </text:list-item>
        <text:list-item>
          <text:p text:style-name="P6">Kati McLaughlin – Q&amp;A/Dialogue</text:p>
        </text:list-item>
        <text:list-item>
          <text:p text:style-name="P6">Sean Rivera – Main GUI</text:p>
        </text:list-item>
        <text:list-item>
          <text:p text:style-name="P6">Jordan Bosworth – Evaluation</text:p>
        </text:list-item>
      </text:list>
      <text:p text:style-name="P7"/>
      <text:p text:style-name="P8">3. What resources will be required to complete the bug fix or enhancement implementation?</text:p>
      <text:p text:style-name="P8"/>
      <text:p text:style-name="P8"><text:tab/>No further resources are necessary, unless free graphics are not satisfactory.</text:p>
      <text:p text:style-name="P8"/>
      <text:p text:style-name="P8">4. <text:span text:style-name="T3">How will successful bug fixes or enhancement implementations be demonstrated?</text:span></text:p>
      <text:p text:style-name="P8"/>
      <text:p text:style-name="P8"><text:tab/><text:span text:style-name="T4">These enhancements will be demonstrated by a working alpha release at the end of scrum cycle 1 that contains a playable game with a main menu, map GUI, main GUI for each scene/episode with backgrounds, characters, and consistent buttons, dialogue for each episode, a way to track progress and save, and a file that stores evaluation da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22:28:12.546000000</meta:creation-date>
    <dc:date>2015-04-14T23:51:23.984000000</dc:date>
    <meta:editing-duration>PT1H22M16S</meta:editing-duration>
    <meta:editing-cycles>12</meta:editing-cycles>
    <meta:generator>LibreOffice/4.2.4.2$Windows_x86 LibreOffice_project/63150712c6d317d27ce2db16eb94c2f3d7b699f8</meta:generator>
    <meta:document-statistic meta:table-count="0" meta:image-count="0" meta:object-count="0" meta:page-count="1" meta:paragraph-count="19" meta:word-count="270" meta:character-count="1643" meta:non-whitespace-character-count="1394"/>
  </office:meta>
</office:document-meta>
</file>